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2000000258217E47D0.png"/>
  <manifest:file-entry manifest:media-type="image/png" manifest:full-path="Pictures/10000000000003200000025857AC7A97.png"/>
  <manifest:file-entry manifest:media-type="image/png" manifest:full-path="Pictures/10000000000003200000025830674E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acier-title">
      <style:graphic-properties draw:auto-grow-height="true" fo:min-height="2.663cm"/>
    </style:style>
    <style:style style:name="pr2" style:family="presentation" style:parent-style-name="glacier-subtitle">
      <style:graphic-properties draw:fill-color="#ffffff" draw:auto-grow-height="true" fo:min-height="11.773cm"/>
    </style:style>
    <style:style style:name="pr3" style:family="presentation" style:parent-style-name="glacier-notes">
      <style:graphic-properties draw:fill-color="#ffffff" draw:auto-grow-height="true" fo:min-height="12.572cm"/>
    </style:style>
    <style:style style:name="pr4" style:family="presentation" style:parent-style-name="glacier-title">
      <style:graphic-properties fo:min-height="2.663cm"/>
    </style:style>
    <style:style style:name="pr5" style:family="presentation" style:parent-style-name="glacier-outline1">
      <style:graphic-properties fo:min-height="11.773cm"/>
    </style:style>
    <style:style style:name="pr6" style:family="presentation" style:parent-style-name="glacier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 presentation:presentation-page-layout-name="AL1T0">
        <draw:frame presentation:style-name="pr1" draw:layer="layout" svg:width="26cm" svg:height="2.663cm" svg:x="1cm" svg:y="1.037cm" presentation:class="title">
          <draw:text-box>
            <text:p>A Presentation</text:p>
          </draw:text-box>
        </draw:frame>
        <draw:frame presentation:style-name="pr2" draw:text-style-name="P1" draw:layer="layout" svg:width="25.099cm" svg:height="11.773cm" svg:x="1.5cm" svg:y="7cm" presentation:class="subtitle">
          <draw:text-box>
            <text:p text:style-name="P1">This is a cool presentation.</text:p>
            <text:p text:style-name="P1">Just look behind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acier" presentation:presentation-page-layout-name="AL2T1">
        <draw:frame presentation:style-name="pr4" draw:layer="layout" svg:width="26cm" svg:height="2.663cm" svg:x="1cm" svg:y="1.037cm" presentation:class="title">
          <draw:text-box>
            <text:p>The first page</text:p>
          </draw:text-box>
        </draw:frame>
        <draw:frame presentation:style-name="pr5" draw:layer="layout" svg:width="25.099cm" svg:height="11.773cm" svg:x="1.5cm" svg:y="7cm" presentation:class="outline">
          <draw:text-box>
            <text:list text:style-name="L2">
              <text:list-item>
                <text:p>Outline</text:p>
              </text:list-item>
              <text:list-item>
                <text:p>Motivation</text:p>
              </text:list-item>
              <text:list-item>
                <text:p>Heart of the matter</text:p>
              </text:list-item>
              <text:list-item>
                <text:p>What you've learned</text:p>
              </text:list-item>
              <text:list-item>
                <text:p>Where to next</text:p>
              </text:list-item>
              <text:list-item>
                <text:p>Than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acier" presentation:presentation-page-layout-name="AL2T1">
        <draw:frame presentation:style-name="pr4" draw:layer="layout" svg:width="26cm" svg:height="2.663cm" svg:x="1cm" svg:y="1.037cm" presentation:class="title">
          <draw:text-box>
            <text:p>Didn't we just do the outline!</text:p>
          </draw:text-box>
        </draw:frame>
        <draw:frame presentation:style-name="pr5" draw:layer="layout" svg:width="25.099cm" svg:height="11.773cm" svg:x="1.5cm" svg:y="7cm" presentation:class="outline">
          <draw:text-box>
            <text:list text:style-name="L2">
              <text:list-item>
                <text:p>Wow</text:p>
              </text:list-item>
              <text:list-item>
                <text:p>This should blink</text:p>
              </text:list-item>
              <text:list-item>
                <text:p>Cool image here with no information</text:p>
              </text:list-item>
              <text:list-item>
                <text:p>Callout to the real content that I show in an applicatio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forest" style:repeat="stretch"/>
    </style:style>
    <style:style style:name="Mdp5" style:family="drawing-page">
      <style:drawing-page-properties draw:background-size="border" draw:fill="bitmap" draw:fill-image-name="winteraletsch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4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0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5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borah Nolan</meta:initial-creator>
    <meta:creation-date>2011-03-01T18:03:44</meta:creation-date>
    <meta:editing-duration>PT4M18S</meta:editing-duration>
    <meta:editing-cycles>3</meta:editing-cycles>
    <dc:date>2011-03-01T18:07:22</dc:date>
    <dc:creator>Deborah Nolan</dc:creator>
    <meta:generator>OpenOffice.org/3.3$Unix OpenOffice.org_project/330m20$Build-9567</meta:generator>
    <meta:document-statistic meta:object-count="77"/>
  </office:meta>
</office:document-meta>
</file>